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flichtenheft: Logistiksystem</text:h>
      <text:p text:style-name="Text_20_body"><text:span text:style-name="Strong_20_Emphasis">Projekt:</text:span> Integriertes Logistiksystem für Fahrer und Disponenten <text:span text:style-name="Strong_20_Emphasis">Version:</text:span> 1.0 <text:span text:style-name="Strong_20_Emphasis">Datum:</text:span> 25.07.2025</text:p>
      <text:h text:style-name="Heading_20_3" text:outline-level="3">1. Einleitung</text:h>
      <text:p text:style-name="Text_20_body">Dieses Dokument definiert die technische Architektur und Umsetzung eines umfassenden Logistiksystems. Das System besteht aus einer mobilen App für Fahrer und einer Webanwendung für Disponenten. Zentrale Herausforderungen sind die Echtzeit-Synchronisation, die Migration von Altdaten und die Gewährleistung hoher Datensicherheit.</text:p>
      <text:h text:style-name="Heading_20_3" text:outline-level="3">2. Systemarchitektur</text:h>
      <text:p text:style-name="Text_20_body">Es wird eine <text:span text:style-name="Strong_20_Emphasis">Microservice-Architektur</text:span> gewählt. Dies fördert die Skalierbarkeit, Wartbarkeit und technologische Flexibilität der einzelnen Systemkomponenten. Die Kommunikation zwischen den Diensten erfolgt über leichtgewichtige REST-APIs und asynchrone Nachrichten.</text:p>
      <text:list text:style-name="L12">
        <text:list-item>
          <text:p text:style-name="P12"><text:span text:style-name="Strong_20_Emphasis">Kern-Services (Beispiele):</text:span></text:p>
          <text:list>
            <text:list-item>
              <text:p text:style-name="P12"><text:span text:style-name="Strong_20_Emphasis">User Service:</text:span> Verwaltung von Fahrern, Disponenten, Rollen und Rechten.</text:p>
            </text:list-item>
            <text:list-item>
              <text:p text:style-name="P12"><text:span text:style-name="Strong_20_Emphasis">Tour Service:</text:span> Logik für die Planung, Zuweisung und Verwaltung von Touren.</text:p>
            </text:list-item>
            <text:list-item>
              <text:p text:style-name="P12"><text:span text:style-name="Strong_20_Emphasis">Tracking Service:</text:span> Aufnahme und Verarbeitung von Echtzeit-Positionsdaten.</text:p>
            </text:list-item>
            <text:list-item>
              <text:p text:style-name="P12"><text:span text:style-name="Strong_20_Emphasis">Notification Service:</text:span> Versand von Push-Benachrichtigungen und anderen Mitteilungen.</text:p>
            </text:list-item>
          </text:list>
        </text:list-item>
        <text:list-item>
          <text:p text:style-name="P12"><text:span text:style-name="Strong_20_Emphasis">API Gateway:</text:span> Ein zentraler Einstiegspunkt, der Anfragen von den Clients (Web, Mobile) an die entsprechenden Microservices weiterleitet. Das Gateway ist auch für Authentifizierung, Ratenbegrenzung und Logging zuständig.</text:p>
        </text:list-item>
      </text:list>
      <text:h text:style-name="Heading_20_3" text:outline-level="3">3. Plattformen und Technologien</text:h>
      <text:list text:style-name="L13">
        <text:list-item>
          <text:p text:style-name="P13"><text:span text:style-name="Strong_20_Emphasis">Fahrer-App (Mobile Client):</text:span></text:p>
          <text:list>
            <text:list-item>
              <text:p text:style-name="P13"><text:span text:style-name="Strong_20_Emphasis">Technologie:</text:span> <text:span text:style-name="Strong_20_Emphasis">Flutter</text:span>. Dieses Cross-Platform-Framework von Google ermöglicht die Entwicklung einer einzigen Codebasis für <text:span text:style-name="Strong_20_Emphasis">Android und iOS</text:span>. Dies ist zukunftssicher und kosteneffizient.</text:p>
            </text:list-item>
            <text:list-item>
              <text:p text:style-name="P13"><text:span text:style-name="Strong_20_Emphasis">Funktionen:</text:span> Login, Abruf der zugewiesenen Tour, Navigation (via Integration von Google/Apple Maps), Aktualisierung des Lieferstatus (z.B. "unterwegs", "zugestellt", "Problem"), Senden von GPS-Daten.</text:p>
            </text:list-item>
          </text:list>
        </text:list-item>
        <text:list-item>
          <text:p text:style-name="P13"><text:span text:style-name="Strong_20_Emphasis">Disponenten-Oberfläche (Web Client):</text:span></text:p>
          <text:list>
            <text:list-item>
              <text:p text:style-name="P13"><text:span text:style-name="Strong_20_Emphasis">Technologie:</text:span> <text:span text:style-name="Strong_20_Emphasis">React.js</text:span> mit einer Komponentenbibliothek wie <text:span text:style-name="Strong_20_Emphasis">Ant Design</text:span> für komplexe UI-Elemente (Tabellen, Karten, Formulare).</text:p>
            </text:list-item>
            <text:list-item>
              <text:p text:style-name="P13"><text:span text:style-name="Strong_20_Emphasis">Funktionen:</text:span> Login, interaktive Kartenansicht zur Tourenplanung (z.B. mit Leaflet.js), Zuweisung von Fahrern zu Touren, Live-Ansicht der Fahrzeugpositionen, Reporting.</text:p>
            </text:list-item>
          </text:list>
        </text:list-item>
        <text:list-item>
          <text:p text:style-name="P13"><text:span text:style-name="Strong_20_Emphasis">Backend-Services:</text:span></text:p>
          <text:list>
            <text:list-item>
              <text:p text:style-name="P13"><text:soft-page-break/><text:span text:style-name="Strong_20_Emphasis">Sprache/Framework:</text:span> <text:span text:style-name="Strong_20_Emphasis">Go</text:span> oder <text:span text:style-name="Strong_20_Emphasis">Kotlin (mit Ktor/Spring Boot)</text:span>. Diese Sprachen sind bekannt für hohe Performance und gute Concurrency-Unterstützung, was für Echtzeit-Systeme ideal ist.</text:p>
            </text:list-item>
            <text:list-item>
              <text:p text:style-name="P13"><text:span text:style-name="Strong_20_Emphasis">Datenbank:</text:span> Eine Kombination aus <text:span text:style-name="Strong_20_Emphasis">PostgreSQL</text:span> für relationale Daten (Touren, Benutzer) und <text:span text:style-name="Strong_20_Emphasis">Redis</text:span> für Caching und die schnelle Verarbeitung von Echtzeit-Events (z.B. letzte bekannte Position).</text:p>
            </text:list-item>
          </text:list>
        </text:list-item>
      </text:list>
      <text:h text:style-name="Heading_20_3" text:outline-level="3">4. Umsetzung der Kernanforderungen</text:h>
      <text:h text:style-name="Heading_20_4" text:outline-level="4">4.1. Datenübernahme aus dem ERP-System</text:h>
      <text:p text:style-name="Text_20_body">Die Migration ist ein kritischer, mehrstufiger Prozess:</text:p>
      <text:list text:style-name="L14">
        <text:list-item>
          <text:p text:style-name="P14"><text:span text:style-name="Strong_20_Emphasis">Analyse &amp; Mapping:</text:span> Untersuchung der Datenstruktur des alten ERP-Systems. Definition, welche Daten (Kunden, Aufträge etc.) in welche Zieldatenbanktabellen des neuen Systems überführt werden sollen.</text:p>
        </text:list-item>
        <text:list-item>
          <text:p text:style-name="P14"><text:span text:style-name="Strong_20_Emphasis">Entwicklung von ETL-Skripten:</text:span> Erstellung von Skripten (z.B. in Python) für <text:span text:style-name="Strong_20_Emphasis">E</text:span>xtract (Export aus dem Altsystem, z.B. als CSV), <text:span text:style-name="Strong_20_Emphasis">T</text:span>ransform (Bereinigung, Anpassung an das neue Schema) und <text:span text:style-name="Strong_20_Emphasis">L</text:span>oad (Import in die neue PostgreSQL-Datenbank).</text:p>
        </text:list-item>
        <text:list-item>
          <text:p text:style-name="P14"><text:span text:style-name="Strong_20_Emphasis">Testmigration:</text:span> Durchführung mehrerer Testläufe in einer Staging-Umgebung, um die Datenintegrität zu validieren.</text:p>
        </text:list-item>
        <text:list-item>
          <text:p text:style-name="P14"><text:span text:style-name="Strong_20_Emphasis">Go-Live-Migration:</text:span> Planung eines Downtime-Fensters für die finale Migration. Ein "Delta-Skript" wird vorbereitet, um Daten zu migrieren, die zwischen der letzten Testmigration und dem Go-Live geändert wurden.</text:p>
        </text:list-item>
      </text:list>
      <text:h text:style-name="Heading_20_4" text:outline-level="4">4.2. Echtzeit-Tracking der Fahrzeuge</text:h>
      <text:list text:style-name="L15">
        <text:list-item>
          <text:p text:style-name="P15"><text:span text:style-name="Strong_20_Emphasis">Datenerfassung:</text:span> Die Flutter-App des Fahrers sendet alle 15-30 Sekunden die aktuellen GPS-Koordinaten (Längen- und Breitengrad) via HTTPS-POST-Request an den <text:span text:style-name="Strong_20_Emphasis">Tracking Service</text:span>.</text:p>
        </text:list-item>
        <text:list-item>
          <text:p text:style-name="P15"><text:span text:style-name="Strong_20_Emphasis">Datenverarbeitung &amp; -verteilung:</text:span></text:p>
          <text:list>
            <text:list-item>
              <text:p text:style-name="P15">Der Tracking Service speichert die Koordinate in der Datenbank (z.B. PostgreSQL mit PostGIS-Erweiterung für Geodaten).</text:p>
            </text:list-item>
            <text:list-item>
              <text:p text:style-name="P15">Gleichzeitig publiziert der Service die neue Position in ein <text:span text:style-name="Strong_20_Emphasis">WebSocket</text:span>-Topic.</text:p>
            </text:list-item>
            <text:list-item>
              <text:p text:style-name="P15">Die Web-Oberfläche der Disponenten abonniert dieses WebSocket-Topic. Sobald eine neue Position empfangen wird, aktualisiert die React-Anwendung die Position der Fahrzeug-Markierung auf der Live-Karte, ohne dass die Seite neu geladen werden muss.</text:p>
            </text:list-item>
          </text:list>
        </text:list-item>
      </text:list>
      <text:h text:style-name="Heading_20_4" text:outline-level="4">4.3. Datensicherheit und Zugriffskontrolle</text:h>
      <text:list text:style-name="L16">
        <text:list-item>
          <text:p text:style-name="P16"><text:span text:style-name="Strong_20_Emphasis">Authentifizierung:</text:span> Implementierung eines zentralen Authentifizierungs-Servers mit <text:span text:style-name="Strong_20_Emphasis">OAuth 2.0 und OpenID Connect (OIDC)</text:span>. Dies ist der Industriestandard für die Absicherung von Web- und mobilen APIs.</text:p>
        </text:list-item>
        <text:list-item>
          <text:p text:style-name="P16"><text:span text:style-name="Strong_20_Emphasis">Autorisierung (Rollen &amp; Rechte):</text:span></text:p>
          <text:list>
            <text:list-item>
              <text:p text:style-name="P16"><text:soft-page-break/>Es wird ein <text:span text:style-name="Strong_20_Emphasis">Role-Based Access Control (RBAC)</text:span>-System implementiert.</text:p>
            </text:list-item>
            <text:list-item>
              <text:p text:style-name="P16"><text:span text:style-name="Strong_20_Emphasis">Rolle "Fahrer":</text:span> Kann nur eigene Touren einsehen und deren Status aktualisieren. Kann keine Touren anderer Fahrer sehen oder Touren planen.</text:p>
            </text:list-item>
            <text:list-item>
              <text:p text:style-name="P16"><text:span text:style-name="Strong_20_Emphasis">Rolle "Disponent":</text:span> Kann alle Touren sehen, planen und Fahrern zuweisen. Kann keine Systemkonfigurationen ändern.</text:p>
            </text:list-item>
            <text:list-item>
              <text:p text:style-name="P16"><text:span text:style-name="Strong_20_Emphasis">Rolle "Administrator":</text:span> Kann Benutzer und Rollen verwalten.</text:p>
            </text:list-item>
            <text:list-item>
              <text:p text:style-name="P16">Die Durchsetzung der Rechte erfolgt im <text:span text:style-name="Strong_20_Emphasis">API Gateway</text:span> und zusätzlich in den jeweiligen Microservices.</text:p>
            </text:list-item>
          </text:list>
        </text:list-item>
      </text:list>
      <text:h text:style-name="Heading_20_3" text:outline-level="3">5. Teststrategie</text:h>
      <text:p text:style-name="Text_20_body">Eine mehrstufige Teststrategie sichert die Qualität des Systems:</text:p>
      <text:list text:style-name="L17">
        <text:list-item>
          <text:p text:style-name="P17"><text:span text:style-name="Strong_20_Emphasis">Unit-Tests:</text:span> Jeder Microservice und jede UI-Komponente wird mit automatisierten Unit-Tests (z.B. mit Jest für React, Go-Testing-Paket für Backend) auf Funktionsebene geprüft.</text:p>
        </text:list-item>
        <text:list-item>
          <text:p text:style-name="P17"><text:span text:style-name="Strong_20_Emphasis">Integrationstests:</text:span> Das Zusammenspiel der Microservices untereinander (z.B. Tour Service kommuniziert mit User Service) wird getestet.</text:p>
        </text:list-item>
        <text:list-item>
          <text:p text:style-name="P17"><text:span text:style-name="Strong_20_Emphasis">End-to-End (E2E)-Tests:</text:span> Automatisierte Tests simulieren vollständige Benutzer-Workflows, z.B. "Disponent plant Tour -&gt; Fahrer erhält Tour auf App -&gt; Fahrer schließt Lieferung ab -&gt; Status ist im Web-Panel sichtbar". Hierfür werden Tools wie Cypress (für Web) und Flutter-Integrationstests (für Mobile) eingesetzt.</text:p>
        </text:list-item>
        <text:list-item>
          <text:p text:style-name="P17"><text:span text:style-name="Strong_20_Emphasis">Lasttests:</text:span> Simulation von hunderten gleichzeitigen Fahrern, um die Performance des Tracking-Services und der Datenbank unter Last zu überprüfen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5T14:13:58.501000000</meta:creation-date>
    <dc:date>2025-07-25T14:15:37.942000000</dc:date>
    <meta:editing-duration>PT1M39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49" meta:word-count="708" meta:character-count="5618" meta:non-whitespace-character-count="4994"/>
  </office:meta>
</office:document-meta>
</file>